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6d745" officeooo:paragraph-rsid="0016d745" style:font-size-asian="14pt" style:font-size-complex="14pt"/>
    </style:style>
    <style:style style:name="P4" style:family="paragraph" style:parent-style-name="Standard">
      <style:text-properties fo:font-size="14pt" officeooo:paragraph-rsid="0016d745" style:font-size-asian="14pt" style:font-size-complex="14pt"/>
    </style:style>
    <style:style style:name="P5" style:family="paragraph" style:parent-style-name="Standard">
      <style:text-properties fo:font-size="14pt" officeooo:paragraph-rsid="0018d7f0" style:font-size-asian="14pt" style:font-size-complex="14pt"/>
    </style:style>
    <style:style style:name="P6" style:family="paragraph" style:parent-style-name="Standard">
      <style:text-properties fo:font-size="14pt" fo:font-weight="bold" officeooo:rsid="0016d745" officeooo:paragraph-rsid="0016d74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6d745" officeooo:paragraph-rsid="00174da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6d745" officeooo:paragraph-rsid="0018d7f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74dab" officeooo:paragraph-rsid="00174da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8d7f0" officeooo:paragraph-rsid="0018d7f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6d745" officeooo:paragraph-rsid="0016d74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74dab" officeooo:paragraph-rsid="00174dab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8d7f0" officeooo:paragraph-rsid="0018d7f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paragraph-rsid="0016d745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paragraph-rsid="0018d7f0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14pt" fo:font-weight="normal" officeooo:rsid="0018d7f0" officeooo:paragraph-rsid="00174dab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8d7f0" officeooo:paragraph-rsid="0018d7f0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a0992" officeooo:paragraph-rsid="001a0992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a0992" officeooo:paragraph-rsid="001a0992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b47b2" officeooo:paragraph-rsid="001b47b2" style:font-size-asian="14pt" style:font-weight-asian="bold" style:font-size-complex="14pt" style:font-weight-complex="bold"/>
    </style:style>
    <style:style style:name="T1" style:family="text">
      <style:text-properties officeooo:rsid="000b8c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d7f0" style:font-weight-asian="normal" style:font-weight-complex="normal"/>
    </style:style>
    <style:style style:name="T4" style:family="text">
      <style:text-properties fo:font-weight="normal" officeooo:rsid="001a0992" style:font-weight-asian="normal" style:font-weight-complex="normal"/>
    </style:style>
    <style:style style:name="T5" style:family="text">
      <style:text-properties fo:font-weight="normal" officeooo:rsid="001b47b2" style:font-weight-asian="normal" style:font-weight-complex="normal"/>
    </style:style>
    <style:style style:name="T6" style:family="text">
      <style:text-properties officeooo:rsid="0015c2a4"/>
    </style:style>
    <style:style style:name="T7" style:family="text">
      <style:text-properties officeooo:rsid="0016d745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74dab"/>
    </style:style>
    <style:style style:name="T10" style:family="text">
      <style:text-properties style:text-underline-style="solid" style:text-underline-width="auto" style:text-underline-color="font-color" officeooo:rsid="0018d7f0"/>
    </style:style>
    <style:style style:name="T11" style:family="text">
      <style:text-properties style:text-underline-style="solid" style:text-underline-width="auto" style:text-underline-color="font-color" officeooo:rsid="001a0992"/>
    </style:style>
    <style:style style:name="T12" style:family="text">
      <style:text-properties officeooo:rsid="0018d7f0"/>
    </style:style>
    <style:style style:name="T13" style:family="text">
      <style:text-properties officeooo:rsid="001a0992"/>
    </style:style>
    <style:style style:name="T14" style:family="text">
      <style:text-properties officeooo:rsid="001b4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ataxe-64</text:p>
      <text:p text:style-name="P15"><text:span text:style-name="T7">Plans for Autumn 2018</text:span>.</text:p>
      <text:p text:style-name="P14">Richard Parker <text:span text:style-name="T1">22</text:span>.<text:span text:style-name="T7">8</text:span>.201<text:span text:style-name="T6">8</text:span></text:p>
      <text:p text:style-name="P1"/>
      <text:p text:style-name="P16">Section 1 – Introduction</text:p>
      <text:p text:style-name="P2"/>
      <text:p text:style-name="P3">Currently on holiday in Germany, this is a document considering the various things that ought to be done to meataxe64, perhaps by Nikolaus. <text:s/>To kick this off, here is a list of subjects to consider.</text:p>
      <text:p text:style-name="P3"/>
      <text:p text:style-name="P7"><text:span text:style-name="T9">S. 2. <text:s/></text:span><text:span text:style-name="T8">HPMI mod 2</text:span><text:span text:style-name="T3">. <text:s/>G</text:span><text:span text:style-name="T2">ray and grease-level-4 contending.</text:span><text:span text:style-name="T4"> <text:s/></text:span><text:span text:style-name="T11">DONE.</text:span></text:p>
      <text:p text:style-name="P8"><text:span text:style-name="T10">S. 3. <text:s/></text:span><text:span text:style-name="T8">Small matrix functions</text:span><text:span text:style-name="T2">. <text:s/>First versions using Dfmt of many programs.</text:span></text:p>
      <text:p text:style-name="P6">Decompose<text:span text:style-name="T2">. <text:s/>This has been the subject of much thought recently.</text:span></text:p>
      <text:p text:style-name="P6">Tensor Condense<text:span text:style-name="T2">. <text:s/>This was the driving force behind the push for decompose.</text:span></text:p>
      <text:p text:style-name="P6">New C++11 thread farm<text:span text:style-name="T2">. <text:s/>Learn C++ but also fix some issues with the thread farm.</text:span></text:p>
      <text:p text:style-name="P6">Tensor Spin<text:span text:style-name="T2">. Repeatedly requested by JGT and probably not very hard.</text:span></text:p>
      <text:p text:style-name="P6">Sparisfy<text:span text:style-name="T2">. The first step in the direction of characteristic polynomial</text:span></text:p>
      <text:p text:style-name="P6">zem - left-multiplication by elementary ones.<text:span text:style-name="T2"> Of use for high-degree extensions.</text:span></text:p>
      <text:p text:style-name="P6">Float HPMI<text:span text:style-name="T2">. The next tranche of primes - 197 to 598 using 8 FMA then reduce.</text:span></text:p>
      <text:p text:style-name="P6">Double HPMI<text:span text:style-name="T2">. A much bigger range of primes at half the speed of float.</text:span></text:p>
      <text:p text:style-name="P6">mmul<text:span text:style-name="T2">. <text:s/>This routine is overdue a rewrite for many different reasons.</text:span></text:p>
      <text:p text:style-name="P6">Dfmt for small matrices<text:span text:style-name="T2">. <text:s/>Both Gaussian and multiplication should do this.</text:span></text:p>
      <text:p text:style-name="P6">Gaussian functions<text:span text:style-name="T2">. <text:s/>Determinant and rank probably still missing.</text:span></text:p>
      <text:p text:style-name="P23">Production of new regression system for new programs.</text:p>
      <text:p text:style-name="P6">Use of AVX-512<text:span text:style-name="T2">. Renting space on the cloud enables this development now.</text:span></text:p>
      <text:p text:style-name="P11"/>
      <text:p text:style-name="P17">Section <text:span text:style-name="T7">2</text:span> – <text:span text:style-name="T7">HPMI mod 2.</text:span></text:p>
      <text:p text:style-name="P4"/>
      <text:p text:style-name="P12">The final judgement on the "Gray" method for the HPMI mod 2 is overdue. <text:s/>The main issue is that, although Gray is around 8% faster on huge matrices, it is sadly 100% slower on 1,000-scale matrices, so the issue is really "what is the HPMI for?". <text:s/>My feeling based on these figures is that the older grease-level 4 is "robustly" the best, and that the Gray method has failed.</text:p>
      <text:p text:style-name="P12"/>
      <text:p text:style-name="P12">Currently it is a compile-time option, and I have so-far seen now downside for leaving it that way - as a #define somewhere deep in the guts of the HPMI that can be switched (and should occasionally be switched) to make sure that it still works. <text:s/>Another option is to remove it completely. <text:s/>Another option is to default to grease-level-4 but to implement a run-time switch.</text:p>
      <text:p text:style-name="P12"/>
      <text:p text:style-name="P9">Conclusion - leave it as a compile time switch.<text:span text:style-name="T13"> <text:s/>Tested 22.8.18 both ways and it </text:span><text:soft-page-break/><text:span text:style-name="T13">works.</text:span></text:p>
      <text:p text:style-name="P19"/>
      <text:p text:style-name="P18">Section <text:span text:style-name="T12">3</text:span> – <text:span text:style-name="T12">Small Dfmt Programs.</text:span></text:p>
      <text:p text:style-name="P5"/>
      <text:p text:style-name="P13">3A<text:span text:style-name="T14">B</text:span>. <text:s/>Vector Permute<text:span text:style-name="T14"> and matrix permutation conversion</text:span>.</text:p>
      <text:p text:style-name="P13">Write bigger matrices over smaller field.</text:p>
      <text:p text:style-name="P13"/>
      <text:p text:style-name="P10"><text:span text:style-name="T8">3AB. <text:s/>Vector Permute</text:span><text:span text:style-name="T2">.</text:span></text:p>
      <text:p text:style-name="P13"/>
      <text:p text:style-name="P21">Initially the aim is to enable characteristic change by permuting vectors in one characteristic and then reducing in another. <text:s/>The system consists of two programs - program zvp makes a mode-6 data structure describing the vector orbit and program zmp converts a matrix into a permutation.</text:p>
      <text:p text:style-name="P21"/>
      <text:p text:style-name="P22">zvp<text:span text:style-name="T2"> </text:span><text:span text:style-name="T5">(vector permute) </text:span><text:span text:style-name="T2">initially works via a list of vectors in memory, performing the searches via a full-table-scan. <text:s/>An early improvement is to use a single hash-table for the searches, making it linear in the number of vectors found rather than quadratic. <text:s/>Leter we will probably want to grow that hash table somehow. <text:s/>Usage of multiple cores may arise later. <text:s/>Action on 1-spaces, then larger spaces, might arise soon. <text:s/>Helper subgroups are another thing to consider, and there are several other things that might be needed in the fullness of time. <text:s/>At this stage, the aim is to get the full-table-scan Dfmt version working.</text:span></text:p>
      <text:p text:style-name="P22"><text:span text:style-name="T2"/></text:p>
      <text:p text:style-name="P22"><text:span text:style-name="T2">The intermediate data file, containing the list of vectors, will initially be a simple list of vectors in mode 6, where the format is 1.</text:span></text:p>
      <text:p text:style-name="P22"><text:span text:style-name="T2"/></text:p>
      <text:p text:style-name="P23">zmp<text:span text:style-name="T2"> (make permutation) reads in this list of vectors, and (again initially using full-table-scan) multiplies each vector by the input matrix and outputs the answer. <text:s/>An early improvement is to make a hash-table with the vector as the key and the vector number as the value. <text:s/>As the number of points is known from the start, this should be a relatively stable version, at least until 1-spaces, larger spaces, multiple cores, helper subgroups hit the sce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8-08-22T16:13:35.435905316</dc:date>
    <meta:editing-duration>P1DT3H9M2S</meta:editing-duration>
    <meta:editing-cycles>151</meta:editing-cycles>
    <meta:generator>LibreOffice/5.1.6.2$Linux_X86_64 LibreOffice_project/10m0$Build-2</meta:generator>
    <meta:printed-by>User </meta:printed-by>
    <meta:print-date>2012-08-06T12:45:35</meta:print-date>
    <meta:document-statistic meta:table-count="0" meta:image-count="0" meta:object-count="0" meta:page-count="2" meta:paragraph-count="32" meta:word-count="645" meta:character-count="3840" meta:non-whitespace-character-count="3196"/>
  </office:meta>
</office:document-meta>
</file>